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ayedRefreshSourceWrapper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edRefreshSourceWrapp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ayedRefreshSourceWrapp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edRefreshSourceWrapper.DelayedRefreshSourceWrapper( Source source ,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edRefreshSourceWrapper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ParameterAsLo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